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4.07458333333333cm"/>
    </style:style>
    <style:style style:name="co2" style:family="table-column">
      <style:table-column-properties fo:break-before="auto" style:column-width="3.36020833333333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Platform URI</text:p>
          </table:table-cell>
          <table:table-cell office:value-type="string" table:style-name="ce2">
            <text:p>mapping</text:p>
          </table:table-cell>
          <table:table-cell office:value-type="string" table:style-name="ce2">
            <text:p>Sensor URI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alos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palsar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aqua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msr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aqua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modisOnAqua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aura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omi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coriolis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windSat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msp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ssmI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msp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ssmi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envi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atsr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envi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sar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envi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gomo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envi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meri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envi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merisFR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envi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merisRR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envi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mipa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envi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ra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envi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sciamachy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ers1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miWsOnErs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ers1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tsrOnErs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ers1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raOnErs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ers2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miWsOnErs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ers2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tsrOnErs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ers2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gom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ers2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raOnErs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engyun3B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mwri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gcomW1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msr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gfo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gfo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goes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goesImager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go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tanso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go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tansoCai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go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tansoFt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ice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gla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jason1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poseidon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jason2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poseidon3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land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etm+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land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tm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land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ms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land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oli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land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tir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metOpA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ir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metOpA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msu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metOpA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scat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metOpA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vhrrOnMetopA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metOpA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vhrrGacOnMetopA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metOpA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gome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metOpA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iasi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msg1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seviriOnMsg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msg3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seviriOnMsg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mtsat1R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jami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nimbus7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smmr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noaa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vhrrOnNOAA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noaa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vhrrGacOnNOAA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noaa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vhrrLac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noaa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vhrrHrpt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odin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osiri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odin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smr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orbview2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seaWiF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parasol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polder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sci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c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sci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ceFt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spot4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vegetation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spot5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hr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terra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modisOnTerra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terra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sarX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terra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ster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topexPoseidon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posedion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trmm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tmi</text:p>
          </table:table-cell>
          <table:table-cell table:number-columns-repeated="16381"/>
        </table:table-row>
        <table:table-row table:number-rows-repeated="1048509" table:style-name="ro1">
          <table:table-cell table:number-columns-repeated="16384"/>
        </table:table-row>
      </table:table>
      <table:table table:name="Sheet2" table:style-name="ta1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thorised User</meta:initial-creator>
    <dc:creator>Authorised User</dc:creator>
    <meta:creation-date>2015-10-29T15:32:23Z</meta:creation-date>
    <dc:date>2015-11-10T13:25:13Z</dc:date>
  </office:meta>
</office:document-meta>
</file>